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top="0cm" fo:margin-bottom="0.106cm" loext:contextual-spacing="false" fo:line-height="138%" style:writing-mode="lr-tb"/>
      <style:text-properties officeooo:rsid="000c8a88" officeooo:paragraph-rsid="000c8a88"/>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T1" style:family="text">
      <style:text-properties style:font-name="Arial" fo:font-size="11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atus: Rohfassung</text:p>
      <text:p text:style-name="P2"/>
      <text:p text:style-name="P3">Ellan wischte das blutige Wasser von den Dielen. Sie tat dies, seit sie denken konnte, doch seit kurzem empfand sie es als besonders widerlich. Meisterin Sveadotter nähte die Mutter, während das Neugeborene in frische Laken gewickelt auf dem Arm der gerade einmal zehnjährigen Schwester schlief, die es so selbstverständlich und geübt hielt, dass man hätte vermuten können, es wäre ihres. Die stämmige Frau, die nun mit breit aufgestellten Beinen im Bett lag, war eine wahre Brutmaschine. Mit geradezu mechanischer Regelmäßigkeit gebar sie alle eineinhalb Jahre ein Kind. Dabei war ihre Älteste inzwischen selbst schwanger und würde, wie es schien, die Bevölkerung der Stadt mit ähnlicher Zuverlässigkeit vergrößern. Frau Sveadotter sprach sehr vertraulich mit Mutter und Tochter und setzte geschickt Stiche in einen blutigen und formlosen Wust aus Haut.</text:p>
      <text:p text:style-name="P3">Ellan konnte so ein Leben nicht verstehen. Wie konnte man sich so gehen lassen? Neben der Enthaltsamkeit gab es doch auch andere Mittel, Schwangerschaft zu verhüten. Wieso taten sich so viele Frauen dieses Martyrium immer und immer wieder an?</text:p>
      <text:p text:style-name="P3">Wenige Stunden später, als sie Frau Sveadotter in das kleine Haus in der Gasse der Wäscherinnen folgte, stellte sie ihr diese Frage, und ihre Meisterin lachte.</text:p>
      <text:p text:style-name="P4">„<text:span text:style-name="T1">Die letzte Prüfung einer Heilerin ist es, selbst ein Kind zu gebären, und zwar damit man genau diese Frage nie wieder stellt“, war die unbefriedigende Antwort. Sie hatte eine andere Vorstellung von ihrem Leben. Sie wollte reisen, Verwundete und Kranke heilen. Daher hatte sie sich dem Widerstand zugewandt. In den Städten der Magier waren Heilerinnen nur Hebammen, gerade mal gut genug, Kinder aus den Leibern ihrer Mütter zu ziehen, den Durchfall von Säuglingen zu behandeln und wunde Brustwarzen zu versorgen. Die ernsthaften Erkrankungen, die schweren Verletzungen der Männer, zu diesen wurden stets nur Ärzte gerufen. Magier, die ernst dreinblickten, dann bedauernd den Kopf schüttelten und die Hand aufhielten. In den Städten sparten sich inzwischen selbst die Ärmsten die Münzen vom Munde weg, um einen Magier über ihren Wehwehchen murmeln zu lassen.</text:span></text:p>
      <text:p text:style-name="P3">Ellan war seit dem Sommer volljährig, und Sveadotter hat ihr mehrmals angetragen, eine Pause in ihrer Ausbildung zu machen und etwas zu leben. Womit sie meinte, dass Ellan endlich losziehen solle, um sich schwängern zu lassen. Es war ja nicht so, als ob Ellan nicht bereit gewesen wäre. Sie nähte Wunden schneller und sauberer als ihre Meisterin, sie kannte alle Arzneien, Kräuter und Öle, die in den ungezählten Büchern der Alten verzeichnet waren, auswendig und sie hatte genug Kraft, um einem ausgewachsenem Mann die Schulter nicht nur wieder ein-, sondern auch auszurenken, wenn er ihr zu nahe kam. Sie hätte gerne die letzten Prüfungen abgelegt und wäre ihrer eigenen Wege gegangen, doch die Vorstellung, dafür so ein faltiges, brüllendes Ding in die Welt pressen zu müssen, schreckte sie ab.</text:p>
      <text:p text:style-name="P3">Die Meisterin forderte sie auf, schlafen zu gehen, und Ellan widersprach nicht. Fügsam zog sie sich in ihre Kammer zurück, schlug das Bett auf und legte den Strohsack, den sie unter dem Bett versteckte, hinein. Dann tauschte sie die Röcke und Schürzen einer Heilerin gegen das dunkle Leder einer Rebellin und kletterte geschickt aus dem Fenster.</text:p>
      <text:p text:style-name="P3"><text:soft-page-break/>Sie kam viel zu spät und befürchtete, Regarn würde sie nicht mehr hineinlassen, doch der alte Weinhändler, dem die Magier regelmäßig die Waren beschlagnahmten, öffnete, als er sie erkannte, eilig die Tür, hinter der kein Licht brannte, und ließ sie eintreten.</text:p>
      <text:p text:style-name="P4">„<text:span text:style-name="T1">Ellan!“, rief ihr Gunther entgegen und hob eine blutbesudelte Hand. „Wir brauchen deine Hilfe!“</text:span></text:p>
      <text:p text:style-name="P3">Ihr Herz begann, schneller zu schlagen, und gleichzeitig war sie ganz ruhig und gefasst. Sie rannte die Stufen zu dem geheimen Raum hinter den Fässern hinunter und erfasste sofort die Lage. Die Verletzten waren ungerüstet, viele schmächtig und nicht mehr die jüngsten, außerdem übersät von Schnittwunden. Bewahrer, die bei der Sabotage eines Artefakts eine Schutzrune aktiviert hatten. Sie verlangte nach Laken und abgekochtem Wasser. Regarn brachte ihr die Versorgungstasche mit den wenigen Arzneien, die er für solche Fälle wie einen Schatz hütetet. Der erste Mann, den sie untersuchte, starb ihr unter den Fingern weg. Sie versuchte, ihn wiederzubeleben, doch der Druck, den sie auf seine Brust ausübte, um sein Herz am Schlagen zu halten, pumpte nur das Blut aus ihm heraus. Sie eilte weiter, versorgte eine Bauchwunde, dann erneuerte sie einen Druckverband, der die Schlagader eines Beins abband. Das Bein hatte sich schon verfärbt und würde nicht mehr zu retten sein, doch der Mann selbst konnte es schaffen. Beim nächsten stellte sie nur den Tod fest, obwohl er immer noch wie unter Schmerzen zuckte, eine Folge der magischen Explosion, die die furchtbaren Splitter angetrieben hatte.</text:p>
      <text:p text:style-name="P3">Dann begann sie, die kleineren Verletzungen der Wachen zu versorgen, die die Saboteure begleitet, aber weiter von der Explosion entfernt gestanden hatten. Als sie endlich fertig war, stand die Sonne bereits hoch am Himmel. Ellan trat in den Hof des Weinhändlers und wusch sich im Wassertrog der Ochsen.</text:p>
      <text:p text:style-name="P3">Das ruhige Klopfen am Tor ließ sie hochfahren. Sie kannte dieses Klopfen. Es war ein Klopfen, das keinen schlafenden Kranken weckte, keine nervöse Schwangere aufscheuchte und keinen Verletzten zur Eile drängte. Die Frau des Weinhändlers öffnete, und Ellan hörte Frau Sveadotters sanfte Stimme. Sie wusste, dass sie aufgeflogen war und es keinen Sinn hatte, zu fliehen. Daher rückte sie ihre Jacke zurecht und trat ihrer Meisterin entgegen. Frau Sveadotter lächelte bitter, nahm Ellan beim Arm und fragte, ob ihre Patienten wohl auf seien. Ellan nickte. Sie hatte nur sieben der zehn Männer retten können, doch diese waren auf dem Weg der Besserung, auch wenn man dem einen das Bein würde abnehmen müssen.</text:p>
      <text:p text:style-name="P3">Frau Sveadotter nickte und zog Ellan am Arm mit sich in die Gasse der Wäscherinnen.</text:p>
      <text:p text:style-name="P3">Dort angekommen wies Sveadotter Ellan an, ihr Zimmer aufzuräumen, und begann, Tee zu kochen. Als Ellan wiederkam, saß die alte Heilerin vor zwei dampfenden Tassen und schwieg. Ellan setzte sich dazu und wartete. Der Tee kühlte ab, und Frau Sveadotter hatte immer noch nichts gesagt. Ellan wurde langsam nervös und griff nach ihrer Tasse.</text:p>
      <text:p text:style-name="P3">Die Meisterin beobachtete sie dabei, sagte aber immer noch nichts. Erst als Ellan die leere Tasse absetzte, fragte sie: „Wieviele sind gestorben?“</text:p>
      <text:p text:style-name="P4">„<text:span text:style-name="T1">Drei“, antwortete Ellan wahrheitsgemäß und versuchte, ihre Ungeduld zu zügeln.</text:span></text:p>
      <text:p text:style-name="P4">„<text:span text:style-name="T1">Wie viele wären gestorben?“, frage Frau Sveadotter nach einer weiteren, ewig scheinenden Pause.</text:span></text:p>
      <text:p text:style-name="P4">„<text:span text:style-name="T1">Bestimmt sechs, vielleicht auch sieben.“</text:span></text:p>
      <text:p text:style-name="P3">Wieder überlegte Sveadotter und starrte in die Tasse.</text:p>
      <text:p text:style-name="P4"><text:soft-page-break/>„<text:span text:style-name="T1">Du wirst gehen, Mädchen“, sagte sie dann, und es klang wie eine Tatsache. „Pack deine Sachen. Ich kann dir nichts mehr beibringen. Es ist an der Zeit, dass das Leben dein Lehrmeister wird.“</text:span></text:p>
      <text:p text:style-name="P4">„<text:span text:style-name="T1">Frau Sveadotter!“, rief Ellan und sprang auf. „Ich habe die Ausbildung nicht abgeschlossen, wenn ihr mich fortschickt ...“ Sie unterbrach sich und starrte die Meisterin hilflos an. Ja, was dann? Was würde mit ihr passieren, wenn man sie fortschickte? Es war doch Teil der Ausbildung, fortgeschickt zu werden. Sie sollte gehen, sich einen Mann suchen, mit ihm ein Kind zeugen und dann entscheiden, ob sie bei ihm bleiben wollte oder zur Meisterin zurückkehren, um sich und ihr Kind in den Dienst der Leidenden zu stellen.</text:span></text:p>
      <text:p text:style-name="P3">Sveadotter sah auf und betrachtete Ellan durchdringend.</text:p>
      <text:p text:style-name="P4">„<text:span text:style-name="T1">Das Leben ist Verantwortung, es ist Leid und Mitleid. Es ist keine sportliche Herausforderung, Leben zu retten, keine Frage der Kunstfertigkeit. Du hast heute vier Menschen gerettet, vier aber nicht. Ob diese Bilanz gut oder schlecht ist, kann nur dein Gewissen entscheiden.“</text:span></text:p>
      <text:p text:style-name="P3">Ellan schüttelte energisch den Kopf.</text:p>
      <text:p text:style-name="P4">„<text:span text:style-name="T1">Es sind nur drei gestorben, und ich habe nichts tun können. Sie waren zu schwer verletzt. Menschen sterben nun mal, das habt Ihr selbst gesagt.“</text:span></text:p>
      <text:p text:style-name="P3">Die Ohrfeige traf Ellan völlig unvorbereitet und war fester, als man es einer so alten Frau zutrauen mochte.</text:p>
      <text:p text:style-name="P4">„<text:span text:style-name="T1">Ich sagte, es waren vier!“, zischte Frau Sveadotter kalt. „Das Neugeborene hat Krämpfe bekommen, und die Mutter begann unter der Sorge erneut zu bluten. Da ich davon ausging, eine fast fertig ausgebildete Schülerin an meiner Seite zu haben, war keine andere Hebamme alarmiert.“</text:span></text:p>
      <text:p text:style-name="P3">Ellan hielt sich die brennende Wange, doch der Schmerz in ihrer Brust übertraf jeden körperlichen. Sveadotter musste nicht weitersprechen. Sie wusste sehr wohl, was man in so einer Situation tat. Man log die Mutter an und ließ das Kind sterben, während man die Mutter rettete, denn eine Mutter konnte immer wieder Kinder bekommen, ein Kind aber war ohne die Mutter verloren.</text:p>
      <text:p text:style-name="P3">Ellan sank zitternd auf ihren Stuhl. Sie hatte nur helfen wollen. Doch nun fühlte sie sich wie taub, als ob man ihr den Boden unter den Füßen weggezogen hätte, als ob ihre Welt zusammenbrechen würde. Dann nickte sie, räumte wie üblich die Tassen ab und stellte sie in die Spülschüssel. Anschließend ging sie in ihr Zimmer und begann zu packen.</text:p>
      <text:p text:style-name="P3">oOo</text:p>
      <text:p text:style-name="P3">Ellan schüttelte traurig den Kopf und wischte sich das Blut von den Händen.</text:p>
      <text:p text:style-name="P4">„<text:span text:style-name="T1">Wie konntest du ihn sterben lassen?“, brüllte Arik und schlug mit der Faust gegen einen Baum. Ellan war seit sieben Monaten bei den Rebellen, aber es fühlte sich an, als wären es Jahre.</text:span></text:p>
      <text:p text:style-name="P4">„<text:span text:style-name="T1">Aber diesen blöden Bauern, der uns zwischen die Fronten gerannt ist, den konntest du wieder zusammenflicken? Regarn war einer von uns! Er hätte zuerst versorgt werden sollen!“</text:span></text:p>
      <text:p text:style-name="P4">„<text:span text:style-name="T1">Regarn ist verwundet worden, weil er versucht hat, diesen ach so blöden Bauern zu retten! Was hätte er wohl gesagt, wenn du ihm erklärt hättest, dass wir den Mann haben sterben lassen?“, fragte Ellan ruhig, doch bestimmt. Immer häufiger erwischte sie sich in solchen Momenten dabei, wie Frau Sveadotter zu klingen.</text:span></text:p>
      <text:p text:style-name="P4">„<text:span text:style-name="T1">Ist mir doch egal! Hauptsache, er hätte etwas dazu sagen können!“</text:span></text:p>
      <text:p text:style-name="P3">Gunther trat dazwischen und schob Arik zur Seite.</text:p>
      <text:p text:style-name="P4"><text:soft-page-break/>„<text:span text:style-name="T1">Lass Ellan in Frieden. Ohne sie hättest du letzten Monat den Arm verloren, den du jetzt gegen sie erhebst. Regarn hat Kolloralschäden gehasst, er hätte für jeden geretteten Bauern drei von uns draufgehen lassen. Das ist doch unsere Aufgabe, wir wollen die Menschen schützen, nicht noch mehr krepieren lassen.“</text:span></text:p>
      <text:p text:style-name="P3">Arik wandte sich ab und stampfte davon. Ellan sah, wie er sich hastig über die Augen wischte, um seine Tränen zu verbergen. Sie hatten einen guten Freund verloren, sie alle. Ellan setzte sich müde auf einen Baumstumpf und ließ den Kopf hängen.</text:p>
      <text:p text:style-name="P4">„<text:span text:style-name="T1">Es heißt “Kollateralschäden”, Gunther“, berichtigte sie den jungen Mann, der aber nur mit den Schultern zuckte und sich neben Ellan setzte.</text:span></text:p>
      <text:p text:style-name="P4">„<text:span text:style-name="T1">Jetzt ist es doch egal. Außer Regarn kannte im Lager keiner diese schlauen Wörter.“</text:span></text:p>
      <text:p text:style-name="P3">Auch Gunther trauerte. Ellan ergriff seine Hand und drückte sie tröstend. Als sie von Frau Sveadotter weggegangen war, hatte sie sich noch eingeredet, dass die geretteten Leben verlorene aufwiegen könnten, aber seitdem hatte sie soviel Leid, Tod und Schmerz gesehen, dass sie diesen Gedanken verworfen hatte. So oft stand sie an einem Lager, nähte Wunden, versorgte Kranke, während an ihrer Schürze Andere zogen, sie zu andern Verletzten oder Kranken riefen. Jedes Leben war jemandem wichtig, und das man das eine rettete, war dem, der einen Verlust hinnehmen musste, kein Trost.</text:p>
      <text:p text:style-name="P3">Gunther zog geräuschvoll die Nase hoch, wischte sie sich am Ärmel und schluckte hart. Dann blickte er auf Ellans Hand hinab, die noch immer auf seiner lag, und fragte, als er endlich zu ihr aufsah: „Geht es dir gut?“</text:p>
      <text:p text:style-name="P4">„<text:span text:style-name="T1">Das mit dem Tod ist eine komplizierte Sache“, antwortete Ellan und legte das blutverschmierte Tuch zur Seite. Ihre Hände waren immer noch nicht sauber, und die tiefroten Ringe um ihre Fingernägel würde sie wohl nie wieder loswerden. „Selbst für die schlauen Wörter zu kompliziert.“</text:span></text:p>
      <text:p text:style-name="P4">„<text:span text:style-name="T1">Dafür, dass es so kompliziert ist, kriegen wir Bauerntölpel es erstaunlich gut hin“, sagte Gunther in einem ungeschickten Versuch, einen Scherz zu machen.</text:span></text:p>
      <text:p text:style-name="P3">Sie lächelte, ohne etwas zu erwidern, und stand auf, um zu packen. Sie mussten aufbrechen. Das Lager war zu nah, bald würden die Weißröcke sie hier aufspüren. Gunther blieb noch kurz sitzen, als würde er über seine eigenen Worte nachdenken, dann nickte er und stand stöhnend auf. Er hatte sich vor Wochen das Bein gebrochen, und es heilte nur schlecht. Ellan hatte ihr Bestes getan, doch das Kraut, das den Knochen am besten unterstützt hätte, war zu teuer. Als fertige Heilerin hätte sie Rabatt bekommen, aber dafür hätte sie Frau Sveadotters Ruf gebraucht. Sie hoffe inständig, dass es sich bessern würde, sonst würde ihm die alte Verletzung irgendwann den Tod bringen. Er würde zu langsam sein, im falschen Moment straucheln, der Schmerz würde ihn ablenken und seine Konzentration stören. Es waren Kleinigkeiten, die den Tod brachten. Gunther zog wieder die Nase hoch, machte ein widerliches Geräusch und spuckte aus, dann schulterte er Regarns Leiche und brachte ihn etwas abseits. Sie würden ihn nicht mitnehmen können, bereits die Verletzten behinderten sie. Aber sie konnten ihn auch nicht einfach so liegenlassen. Keiner durfte erfahren, wer zu den Rebellen gehörte. Mit einem kleinen Spaten begann Gunther, einen Ring um den Körper zu ziehen, eine Schneise, damit das Feuer nicht den halben Wald fraß. Dann häufte er trockenes Moos, Blätter und Zweige auf den Körper. Die anderen Rebellen traten zwischendurch hinzu und legten ganz selbstverständlich Steine in die Schneise oder Laub auf den <text:soft-page-break/>Körper. Kleine Handgriffe, die nicht nur notwendig waren, sondern auch eine Geste des Abschieds. Viel mehr würde ihnen nicht bleiben. Das Feuer wurde erst angezündet, als alle zum Aufbruch bereit waren. Es würde den Körper nicht verbrennen, ihn nur entstellen, damit keiner mehr sagen konnte, wer da gefallen war.</text:p>
      <text:p text:style-name="P3">Sie gingen den ganzen Tag und die halbe Nacht. Dann kletterten sie die steile Wand hinunter in die Tieflagen von Vahani, wieder in die Sicherheit der feuchten Moore, in ihre Hütten auf Flößen, die sie durch den Morast ziehen konnten, um den Patrouillen der Weißröcke auszuweichen.</text:p>
      <text:p text:style-name="P3">Das Bild des neugeborenen Kindes im Arm der Schwester, das sie damals, vor so vielen Toten, hatte sterben lassen, trat vor Ellans inneres Auge und ging ihr nicht mehr aus dem Kopf. Es ging nicht um das Handwerk, nicht um die sportliche Herausforderung, möglichst viele zu retten, es ging um die Verantwortung. Sie hatte Verantwortung für diese Menschen übernommen, die Rebellen waren ihre Familie geworden.</text:p>
      <text:p text:style-name="P3">Als sie schlaflos in ihrer niedrigen Hütte lag und wieder das Bild des Kindes vor Augen hatte, veränderte sich das Gefühl auf einmal. Familie. Sie hatte hier eine Familie, und aus dem Mitleid und der Schuld wurde ein merkwürdiges Verlangen. Ein Wunsch, dieses Kind in den Armen zu halten, es in diese Familie zu bringen und zu beschützen, so wie sie es jetzt schon mit den Menschen tat, die sie umgaben. Sie traf eine Entscheidung, stand auf und warf sich den Mantel über das grobe Nachthemd. Dann trat sie barfuß hinaus und hüpfte lautlos von einem Floß zum nächsten. Eine Sumpfeule beobachtete sie dabei und verdrehte dann den Kopf, als würde sie sie tadeln. Die Geräusche des Moors vermischten sich mit dem Schnarchen der Menschen. Ellan huschte in eine andere Hütte und nannte schnell ihren Namen, doch nicht schnell genug – Gunther hatte das Messer bereits gezückt.</text:p>
      <text:p text:style-name="P4">„<text:span text:style-name="T1">Was machst du hier?“, fragte er erstaunt und blinzelte in das fast völlige Dunkel.</text:span></text:p>
      <text:p text:style-name="P4">„<text:span text:style-name="T1">Ich ...“ Ellan spürte, wie ihr Kopf zu glühen begann, und war dankbar, dass die Dunkelheit es verbarg.</text:span></text:p>
      <text:p text:style-name="P4">„<text:span text:style-name="T1">Schlaf mit mir, Gunther“, flüsterte sie dann und sah weg, obwohl das kaum einen Unterschied machte. Gunther machte ein zustimmendes Geräusch, halb Schnauben halb Knurren, hob die Decke und drehte ihr den Rücken zu.</text:span></text:p>
      <text:p text:style-name="P4">„<text:span text:style-name="T1">Nein, nicht so“, schalt sie ihn, und der Mund wurde ihr trocken vor Scham. „Du sollst mich schwängern, du Idiot.“</text:span></text:p>
      <text:p text:style-name="P3">Gunther fuhr auf und stieß sich den Kopf an der Dachschräge.</text:p>
      <text:p text:style-name="P4">„<text:span text:style-name="T1">Was hast du gesagt?“</text:span></text:p>
      <text:p text:style-name="P3">Ellan zischte ihm ein „Psst!“ zu und legte ihm die Hand auf den Mund.</text:p>
      <text:p text:style-name="P4">„<text:span text:style-name="T1">Um meine Ausbildung zur Heilerin zu beenden, muss ich ein Kind gebären. Mit diesem Kind könnte ich zu meiner Meisterin zurückkehren, bekäme meinen Gesellenlohn und den Ruf meiner Meisterin. Damit könnte ich Medizin und Instrumente kaufen. Ich könnte mehr Menschen retten, besser helfen.“</text:span></text:p>
      <text:p text:style-name="P3">Sie konnte Gunthers Gesicht in der Dunkelheit kaum erkennen, doch seine spiegelnden Augen waren weit aufgerissen und starrten sie verwirrt an.</text:p>
      <text:p text:style-name="P4">„<text:span text:style-name="T1">Aber ich … aber ...“, stotterte er und tastete nach einer Kerze. Er zündete einen dicken Kerzenstummel an, und im sanften Licht der kleinen Flamme sah Ellan, dass er kreidebleich war.</text:span></text:p>
      <text:p text:style-name="P4"><text:soft-page-break/>„<text:span text:style-name="T1">Ich ...“, begann er erneut und schüttelte den Kopf.</text:span></text:p>
      <text:p text:style-name="P4">„<text:span text:style-name="T1">Wir sind Freunde, Ellan“, brachte er dann hervor. Ellan nickte zustimmend.</text:span></text:p>
      <text:p text:style-name="P4">„<text:span text:style-name="T1">Ich will dich ja auch nicht heiraten, oder so. Ich will nur ein paar Nächte, alle drei Tage bis zu meiner nächsten Monatsblutung und dann in ein paar Wochen wieder, nur während ich fruchtbar bin.“</text:span></text:p>
      <text:p text:style-name="P3">Jetzt lief Gunther rot an, und sein Blick wanderte unsicher in der Hütte umher.</text:p>
      <text:p text:style-name="P4">„<text:span text:style-name="T1">Ich weiß nicht, ob ich in dieser Welt Vater werden will“, antwortete er nach einer Weile unerwartet gefasst.</text:span></text:p>
      <text:p text:style-name="P4">„<text:span text:style-name="T1">Du wirst kein Vater sein müssen. Die Kinder der Heilerinnen wachsen bei den Heilerinnen auf. Es gibt für sie Schulen, da geht es ihnen gut, und ich würde wiederkommen. Es wäre wie früher, nur dass ich eine echte Heilerin wäre und der Rebellion besser helfen könnte.“ Sie senkte erneut den Blick, diesmal weil sie befürchtete, er würde die Lüge bemerken.</text:span></text:p>
      <text:p text:style-name="P4">„<text:span text:style-name="T1">Ich weiß nicht, ob ich das kann ...“, begann Gunther, und Ellan sah ihn böse an. Sofort hob er verteidigend die Hände, und seine Ohren verfärbten sich.</text:span></text:p>
      <text:p text:style-name="P4">„<text:span text:style-name="T1">Nein, nicht deswegen, du bist wirklich sehr schön und so, aber … Ich hab noch nie … Ich meine, du hast noch nie ...“ Er verlor etwas die Fassung und rutschte weiter von ihr weg, in eine Ecke, in die er mit seinen breiten Schultern eigentlich nicht hineinpasste.</text:span></text:p>
      <text:p text:style-name="P4">„<text:span text:style-name="T1">Willst du nicht lieber jemanden nehmen, den du wirklich magst?“</text:span></text:p>
      <text:p text:style-name="P3">Ellan hätte Gunther, der nach jedem Rock schielte und jeder Frau nachstellte, die jünger war als eine Großmutter, nicht soviel Taktgefühl zugetraut. Er war in der Rebellion geboren, sicher war er nie davon ausgegangen, dass er sich irgendwann eine ehrbare Frau suchen, heiraten und Kinder bekommen würde. Aber wieso war Ellan davon ausgegangen, dass er es sich nicht wünschte? Dass er es nicht auch anderen gönnte und auch ihr wünschte, glücklich zu sein?</text:p>
      <text:p text:style-name="P3">Sie lächelte ihn dankbar an.</text:p>
      <text:p text:style-name="P4">„<text:span text:style-name="T1">Ich mag dich wirklich sehr. Ich möchte dich nicht heiraten und dir zwanzig Kinder werfen, aber ich möchte heute Nacht bei dir liegen. Ich möchte, dass du der Vater dieses einen Kindes bist, weil du ein guter Freund bist, stark und klug. Du bist der Einzige, den ich mir dafür vorstellen kann. Der Einzige, dem ich vertraue. Bitte, weis mich nicht ab.“</text:span></text:p>
      <text:p text:style-name="P3">Sie legte ihre Hand warm und zärtlich auf seinen Knöchel, der unter der Bieberfelldecke hervorgerutscht war, und er starrte ihre Hand an. Die Haare auf seinem Unterschenkel richteten sich in einer Gänsehaut auf. Sie legte den Mantel ab und knöpfte den Kragen ihres Nachthemds auf. Sein Atem ging schneller, als sich das flackernde Licht der erlöschenden Kerze auf ihre nackten Brüste legte. Dann spürte sie seine Hände auf ihrer Taille, schwielig von der Arbeit im feuchten Moor und vom Spannen des Bogens, und doch ganz sanft. Er zog sie vorsichtig zu sich, in eine innige Umarmung, die ihr Sicherheit und Nähe vermittelte. In diesem Moment verstand sie, wieso es zur Ausbildung einer Heilerin gehörte, fortgeschickt zu werden, wieso jede Schülerin diese Entscheidung alleine treffen musste.</text:p>
      <text:p text:style-name="P3">Es hatte etwas damit zu tun, Verantwortung zu übernehmen, nicht nur für andere, sondern auch für sich selbst.</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12:21:40.261096449</meta:creation-date>
    <dc:date>2017-09-18T12:22:21.283368813</dc:date>
    <meta:editing-duration>PT41S</meta:editing-duration>
    <meta:editing-cycles>1</meta:editing-cycles>
    <meta:document-statistic meta:table-count="0" meta:image-count="0" meta:object-count="0" meta:page-count="6" meta:paragraph-count="72" meta:word-count="3153" meta:character-count="19593" meta:non-whitespace-character-count="16511"/>
    <meta:generator>LibreOffice/5.4.0.3$Linux_X86_64 LibreOffice_project/40m0$Build-3</meta:generator>
  </office:meta>
</office:document-meta>
</file>